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00000004FE048DA89.png"/>
  <manifest:file-entry manifest:media-type="image/png" manifest:full-path="Pictures/10000000000000690000005C79FA7AB5.png"/>
  <manifest:file-entry manifest:media-type="image/png" manifest:full-path="Pictures/10000000000000E1000000E1D59FFA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2.136cm"/>
    </style:style>
    <style:style style:name="gr10" style:family="graphic" style:parent-style-name="standard">
      <style:graphic-properties draw:fill="solid" draw:fill-color="#66ff99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4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fo:font-weight="bold"/>
    </style:style>
    <style:style style:name="T2" style:family="text">
      <style:text-properties fo:font-weight="bold"/>
    </style:style>
    <style:style style:name="T3" style:family="text">
      <style:text-properties fo:font-size="4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3.4cm" svg:height="3cm" svg:x="24.3cm" svg:y="9.6cm">
          <text:p text:style-name="P1"><text:span text:style-name="T1">Heat Map</text:span></text:p>
          <text:p text:style-name="P1"><text:span text:style-name="T1">Events</text:span></text:p>
          <text:p text:style-name="P1"><text:span text:style-name="T1">Producer</text:span></text:p>
        </draw:rect>
        <draw:rect draw:style-name="gr2" draw:text-style-name="P3" draw:layer="layout" svg:width="5.2cm" svg:height="2.4cm" svg:x="9.5cm" svg:y="15.2cm">
          <text:p text:style-name="P1"><text:span text:style-name="T2">Consumer</text:span></text:p>
        </draw:rect>
        <draw:frame draw:style-name="gr3" draw:text-style-name="P4" draw:layer="layout" svg:width="5.201cm" svg:height="2.173cm" draw:transform="rotate (-1.56468767441381) translate (13.568cm 9cm)">
          <draw:text-box>
            <text:p><text:span text:style-name="T3">. <text:s/>. <text:s/>. <text:s/>.</text:span></text:p>
          </draw:text-box>
        </draw:frame>
        <draw:frame draw:style-name="gr4" draw:text-style-name="P1" draw:layer="layout" svg:width="3.687cm" svg:height="4.317cm" svg:x="18.313cm" svg:y="2.2cm">
          <draw:image xlink:href="Pictures/10000000000000E1000000E1D59FFA6E.png" xlink:type="simple" xlink:show="embed" xlink:actuate="onLoad">
            <text:p/>
          </draw:image>
        </draw:frame>
        <draw:line draw:style-name="gr5" draw:text-style-name="P1" draw:layer="layout" svg:x1="24.3cm" svg:y1="9.6cm" svg:x2="21.6cm" svg:y2="5cm">
          <text:p/>
        </draw:line>
        <draw:line draw:style-name="gr5" draw:text-style-name="P1" draw:layer="layout" svg:x1="18.6cm" svg:y1="4.8cm" svg:x2="14.5cm" svg:y2="5.889cm">
          <text:p/>
        </draw:line>
        <draw:line draw:style-name="gr5" draw:text-style-name="P1" draw:layer="layout" svg:x1="20cm" svg:y1="5.2cm" svg:x2="14.7cm" svg:y2="15.2cm">
          <text:p/>
        </draw:line>
        <draw:frame draw:style-name="gr6" draw:layer="layout" svg:width="2.504cm" svg:height="0.963cm" svg:x="23.296cm" svg:y="6.6cm">
          <draw:text-box>
            <text:p>publish</text:p>
          </draw:text-box>
        </draw:frame>
        <draw:frame draw:style-name="gr7" draw:layer="layout" svg:width="3.211cm" svg:height="0.963cm" svg:x="14.5cm" svg:y="4.237cm">
          <draw:text-box>
            <text:p>subscribe</text:p>
          </draw:text-box>
        </draw:frame>
        <draw:frame draw:style-name="gr7" draw:layer="layout" svg:width="3.211cm" svg:height="0.963cm" svg:x="17.2cm" svg:y="10.8cm">
          <draw:text-box>
            <text:p>subscribe</text:p>
          </draw:text-box>
        </draw:frame>
        <draw:frame draw:style-name="gr4" draw:text-style-name="P1" draw:layer="layout" svg:width="2.6cm" svg:height="1.489cm" svg:x="1.8cm" svg:y="13.511cm">
          <draw:image xlink:href="Pictures/10000000000000800000004FE048DA89.png" xlink:type="simple" xlink:show="embed" xlink:actuate="onLoad">
            <text:p/>
          </draw:image>
        </draw:frame>
        <draw:frame draw:style-name="gr4" draw:text-style-name="P1" draw:layer="layout" svg:width="2.6cm" svg:height="1.489cm" svg:x="1.8cm" svg:y="18.511cm">
          <draw:image xlink:href="Pictures/10000000000000800000004FE048DA89.png" xlink:type="simple" xlink:show="embed" xlink:actuate="onLoad">
            <text:p/>
          </draw:image>
        </draw:frame>
        <draw:frame draw:style-name="gr3" draw:text-style-name="P5" draw:layer="layout" svg:width="2.995cm" svg:height="2.173cm" draw:transform="rotate (-1.56468767441381) translate (3.973cm 15.4cm)">
          <draw:text-box>
            <text:p><text:span text:style-name="T4">. <text:s/>. <text:s/>.</text:span></text:p>
          </draw:text-box>
        </draw:frame>
        <draw:line draw:style-name="gr8" draw:text-style-name="P1" draw:layer="layout" svg:x1="9.5cm" svg:y1="16.6cm" svg:x2="4.4cm" svg:y2="14.8cm">
          <text:p/>
        </draw:line>
        <draw:line draw:style-name="gr8" draw:text-style-name="P1" draw:layer="layout" svg:x1="9.501cm" svg:y1="16.601cm" svg:x2="4.4cm" svg:y2="19.4cm">
          <text:p/>
        </draw:line>
        <draw:rect draw:style-name="gr2" draw:text-style-name="P3" draw:layer="layout" svg:width="5.2cm" svg:height="2.4cm" svg:x="9.3cm" svg:y="5.889cm">
          <text:p text:style-name="P1"><text:span text:style-name="T2">Consumer</text:span></text:p>
        </draw:rect>
        <draw:frame draw:style-name="gr4" draw:text-style-name="P1" draw:layer="layout" svg:width="2.6cm" svg:height="1.489cm" svg:x="1.6cm" svg:y="4.2cm">
          <draw:image xlink:href="Pictures/10000000000000800000004FE048DA89.png" xlink:type="simple" xlink:show="embed" xlink:actuate="onLoad">
            <text:p/>
          </draw:image>
        </draw:frame>
        <draw:frame draw:style-name="gr4" draw:text-style-name="P1" draw:layer="layout" svg:width="2.6cm" svg:height="1.489cm" svg:x="1.6cm" svg:y="9.2cm">
          <draw:image xlink:href="Pictures/10000000000000800000004FE048DA89.png" xlink:type="simple" xlink:show="embed" xlink:actuate="onLoad">
            <text:p/>
          </draw:image>
        </draw:frame>
        <draw:frame draw:style-name="gr3" draw:text-style-name="P5" draw:layer="layout" svg:width="2.995cm" svg:height="2.173cm" draw:transform="rotate (-1.56468767441381) translate (3.773cm 6.089cm)">
          <draw:text-box>
            <text:p><text:span text:style-name="T4">. <text:s/>. <text:s/>.</text:span></text:p>
          </draw:text-box>
        </draw:frame>
        <draw:line draw:style-name="gr8" draw:text-style-name="P1" draw:layer="layout" svg:x1="9.3cm" svg:y1="7.289cm" svg:x2="4.2cm" svg:y2="5.489cm">
          <text:p/>
        </draw:line>
        <draw:line draw:style-name="gr8" draw:text-style-name="P1" draw:layer="layout" svg:x1="9.301cm" svg:y1="7.29cm" svg:x2="4.2cm" svg:y2="10.089cm">
          <text:p/>
        </draw:line>
        <draw:frame draw:style-name="gr4" draw:text-style-name="P1" draw:layer="layout" svg:width="1.2cm" svg:height="1.357cm" svg:x="14cm" svg:y="8cm">
          <draw:image xlink:href="Pictures/10000000000000690000005C79FA7AB5.png" xlink:type="simple" xlink:show="embed" xlink:actuate="onLoad">
            <text:p/>
          </draw:image>
        </draw:frame>
        <draw:frame draw:style-name="gr9" draw:text-style-name="P6" draw:layer="layout" svg:width="2.636cm" svg:height="2.144cm" svg:x="13.306cm" svg:y="9.013cm">
          <draw:text-box>
            <text:p text:style-name="P1"><text:span text:style-name="T5">Vehicles</text:span></text:p>
            <text:p text:style-name="P1"><text:span text:style-name="T5">Location</text:span></text:p>
            <text:p text:style-name="P1"><text:span text:style-name="T5">File</text:span></text:p>
          </draw:text-box>
        </draw:frame>
        <draw:frame draw:style-name="gr4" draw:text-style-name="P1" draw:layer="layout" svg:width="1.2cm" svg:height="1.357cm" svg:x="14.458cm" svg:y="17.4cm">
          <draw:image xlink:href="Pictures/10000000000000690000005C79FA7AB5.png" xlink:type="simple" xlink:show="embed" xlink:actuate="onLoad">
            <text:p/>
          </draw:image>
        </draw:frame>
        <draw:frame draw:style-name="gr9" draw:text-style-name="P6" draw:layer="layout" svg:width="2.636cm" svg:height="2.144cm" svg:x="13.764cm" svg:y="18.413cm">
          <draw:text-box>
            <text:p text:style-name="P1"><text:span text:style-name="T5">Vehicles</text:span></text:p>
            <text:p text:style-name="P1"><text:span text:style-name="T5">Location</text:span></text:p>
            <text:p text:style-name="P1"><text:span text:style-name="T5">File</text:span></text:p>
          </draw:text-box>
        </draw:frame>
        <draw:ellipse draw:style-name="gr10" draw:text-style-name="P6" draw:layer="layout" svg:width="2.6cm" svg:height="1cm" svg:x="12cm" svg:y="14.8cm">
          <text:p text:style-name="P6"><text:span text:style-name="T5">threads</text:span></text:p>
        </draw:ellipse>
        <draw:ellipse draw:style-name="gr10" draw:text-style-name="P6" draw:layer="layout" svg:width="2.6cm" svg:height="1cm" svg:x="11.9cm" svg:y="17cm">
          <text:p text:style-name="P6"><text:span text:style-name="T5">threads</text:span></text:p>
        </draw:ellipse>
        <draw:ellipse draw:style-name="gr10" draw:text-style-name="P6" draw:layer="layout" svg:width="2.6cm" svg:height="1cm" svg:x="11.9cm" svg:y="5.5cm">
          <text:p text:style-name="P6"><text:span text:style-name="T5">threads</text:span></text:p>
        </draw:ellipse>
        <draw:ellipse draw:style-name="gr10" draw:text-style-name="P6" draw:layer="layout" svg:width="2.6cm" svg:height="1cm" svg:x="11.4cm" svg:y="7.7cm">
          <text:p text:style-name="P6"><text:span text:style-name="T5">threads</text:span></text:p>
        </draw:ellips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Baltor</meta:initial-creator>
    <meta:creation-date>2018-12-27T12:48:53.74</meta:creation-date>
    <meta:editing-duration>PT11M52S</meta:editing-duration>
    <meta:editing-cycles>3</meta:editing-cycles>
    <dc:date>2019-01-10T19:36:03.33</dc:date>
    <dc:creator>Denis Baltor</dc:creator>
    <meta:generator>OpenOffice/4.1.5$Win32 OpenOffice.org_project/415m1$Build-9789</meta:generator>
    <meta:document-statistic meta:object-count="52"/>
  </office:meta>
</office:document-meta>
</file>